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ppleSystemUIFontBold" svg:font-family="AppleSystemUIFontBold" style:font-family-generic="system"/>
    <style:font-face style:name="AppleSystemUIFont" svg:font-family="AppleSystemUIFon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autospace="none"/>
      <style:text-properties style:font-name="AppleSystemUIFontBold" style:font-name-asian="AppleSystemUIFontBold" style:font-name-complex="AppleSystemUIFontBold" fo:font-weight="bold" style:font-weight-asian="bold" style:font-weight-complex="bold" fo:font-size="20pt" style:font-size-asian="20pt" style:font-size-complex="20pt"/>
    </style:style>
    <style:style style:name="P2"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3"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4"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5"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6"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7"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8" style:parent-style-name="Standard" style:family="paragraph">
      <style:paragraph-properties style:text-autospace="none"/>
    </style:style>
    <style:style style:name="T9" style:parent-style-name="Policepardéfaut" style:family="text">
      <style:text-properties style:font-name="AppleSystemUIFont" style:font-name-asian="AppleSystemUIFont" style:font-name-complex="AppleSystemUIFont" fo:font-size="13pt" style:font-size-asian="13pt" style:font-size-complex="13pt"/>
    </style:style>
    <style:style style:name="T10" style:parent-style-name="Policepardéfaut" style:family="text">
      <style:text-properties style:font-name="AppleSystemUIFont" style:font-name-asian="AppleSystemUIFont" style:font-name-complex="AppleSystemUIFont" fo:font-size="13pt" style:font-size-asian="13pt" style:font-size-complex="13pt" fo:language="en" fo:country="US"/>
    </style:style>
    <style:style style:name="P11"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12"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13"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14"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15"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16"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17" style:parent-style-name="Standard" style:family="paragraph">
      <style:paragraph-properties style:text-autospace="none"/>
    </style:style>
    <style:style style:name="T18" style:parent-style-name="Policepardéfaut" style:family="text">
      <style:text-properties style:font-name="AppleSystemUIFont" style:font-name-asian="AppleSystemUIFont" style:font-name-complex="AppleSystemUIFont" fo:font-size="13pt" style:font-size-asian="13pt" style:font-size-complex="13pt" fo:language="en" fo:country="US"/>
    </style:style>
    <style:style style:name="T19" style:parent-style-name="Policepardéfaut" style:family="text">
      <style:text-properties style:font-name="AppleSystemUIFont" style:font-name-asian="AppleSystemUIFont" style:font-name-complex="AppleSystemUIFont" fo:font-size="13pt" style:font-size-asian="13pt" style:font-size-complex="13pt"/>
    </style:style>
    <style:style style:name="P20"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21"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22"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23"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24"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25"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26"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27"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28"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29"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30"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31"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32"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33"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34"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35"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36"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fo:language="en" fo:country="US"/>
    </style:style>
    <style:style style:name="P37" style:parent-style-name="Standard" style:family="paragraph">
      <style:paragraph-properties style:text-autospace="none"/>
    </style:style>
    <style:style style:name="T38" style:parent-style-name="Policepardéfaut" style:family="text">
      <style:text-properties style:font-name="AppleSystemUIFont" style:font-name-asian="AppleSystemUIFont" style:font-name-complex="AppleSystemUIFont" fo:font-size="13pt" style:font-size-asian="13pt" style:font-size-complex="13pt" fo:language="en" fo:country="US"/>
    </style:style>
    <style:style style:name="T39" style:parent-style-name="Policepardéfaut" style:family="text">
      <style:text-properties style:font-name="AppleSystemUIFont" style:font-name-asian="AppleSystemUIFont" style:font-name-complex="AppleSystemUIFont" fo:font-size="13pt" style:font-size-asian="13pt" style:font-size-complex="13pt"/>
    </style:style>
    <style:style style:name="T40" style:parent-style-name="Policepardéfaut" style:family="text">
      <style:text-properties style:font-name="AppleSystemUIFont" style:font-name-asian="AppleSystemUIFont" style:font-name-complex="AppleSystemUIFont" fo:font-size="13pt" style:font-size-asian="13pt" style:font-size-complex="13pt"/>
    </style:style>
    <style:style style:name="P41"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42"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43"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44"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45"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style:style style:name="P46" style:parent-style-name="Standard" style:family="paragraph">
      <style:paragraph-properties style:text-autospace="none"/>
      <style:text-properties style:font-name="AppleSystemUIFont" style:font-name-asian="AppleSystemUIFont" style:font-name-complex="AppleSystemUIFont" fo:font-size="13pt" style:font-size-asian="13pt" style:font-size-complex="13pt"/>
    </style:style>
  </office:automatic-styles>
  <office:body>
    <office:text text:use-soft-page-breaks="true">
      <text:p text:style-name="P1"><text:s/>abstract : On traîte le coté deterministe, et on compare par les méthodes existantes non déterministes</text:p>
      <text:p text:style-name="P2">paragraphe contributions :</text:p>
      <text:p text:style-name="P3"/>
      <text:p text:style-name="P4"/>
      <text:p text:style-name="P5">Tabulate the parameters of your experiment.<text:s/>Specify the language/environment in which the new algorithm is implemented</text:p>
      <text:p text:style-name="P6">—&gt; Les elements sont présents dans la section …….</text:p>
      <text:p text:style-name="P7"/>
      <text:p text:style-name="P8"><text:span text:style-name="T9"><text:s/></text:span><text:span text:style-name="T10">Conclusions should be entirely rewritten based on the significance of parameters, new algorithmic approach.</text:span></text:p>
      <text:p text:style-name="P11">—&gt; Envoyer a dominique pour reformuler</text:p>
      <text:p text:style-name="P12">dire qu’on a reformulé la chose</text:p>
      <text:p text:style-name="P13">params pb difficile : nb routes, profondeur</text:p>
      <text:p text:style-name="P14">les algos repondent au problème, meme quand les parametres le rendent difficile</text:p>
      <text:p text:style-name="P15"/>
      <text:p text:style-name="P16">1) This paper did not formulate the problem clearly. It is better for authors to<text:s/>describe the studied scenario clearly and model the respective aspect of the scenario. Then, the authors summarize the used models and clearly formulate problem definition, including the given inputs, the constraints, and the required output. Without clear problem formulation, it is difficult to judge the correctness of the computational complexity analysis on the proposed problems.</text:p>
      <text:p text:style-name="P17"><text:span text:style-name="T18"><text:s/></text:span><text:span text:style-name="T19">on a re spécifié le scénario et amélioré la lisibilité des définitions a travers des exemples</text:span></text:p>
      <text:p text:style-name="P20"/>
      <text:p text:style-name="P21">This paper did not point out<text:s/>the importances, values and differences of the studied problem in comparison with the previous problems.</text:p>
      <text:p text:style-name="P22">—W bell labs murray hill</text:p>
      <text:p text:style-name="P23"/>
      <text:p text:style-name="P24">assynchrone : on relache la contraite de synchronisation et on veut obtenir la meilleure performance dans ce cas la</text:p>
      <text:p text:style-name="P25">synchronisation au niveau des antennes mais communications et traitements data center ne doivent pas etre synchronisés</text:p>
      <text:p text:style-name="P26">temps entre emission du premier datagram et reception du dernier aux antennes : minimiser</text:p>
      <text:p text:style-name="P27"/>
      <text:p text:style-name="P28">2. How to deal with emergencies in the network or<text:s/>possible security issues when messages are deterministically periodically sent?</text:p>
      <text:p text:style-name="P29">on regarde les aspects algo mais pas securité ou robustesse (dire dans la conclusion)</text:p>
      <text:p text:style-name="P30">possibilité de vite recalcuter</text:p>
      <text:p text:style-name="P31"/>
      <text:p text:style-name="P32"><text:s/>As the authors analyzed in Sec. 5.4, the PMLS has the complexity of &lt;i&gt;O&lt;/i&gt;(&lt;i&gt;n&lt;/i&gt;&lt;sup&gt;3&lt;/sup&gt;log(&lt;i&gt;n&lt;/i&gt;)) and even fails to find a solution in some cases. It seems that the complexity of the algorithms proposed in the article is mostly high. The scalability of these algorithms is not clear especially in a<text:s/>real large network scenario. How do these factors affect the performance of the algorithms proposed in the article?</text:p>
      <text:p text:style-name="P33">préciser que dans les scénarios réalistes on est capable de calculer</text:p>
      <text:p text:style-name="P34">retjouter mls n2 log n</text:p>
      <text:p text:style-name="P35"/>
      <text:soft-page-break/>
      <text:p text:style-name="P36">4. Experimental evaluation needs improvements<text:s/>and simplifications. All experiments are done on synthetic data as stated in Sec. 4.4. Why do not authors do some experiments on real network traffic data to illustrate the effectivity of the proposed algorithms?</text:p>
      <text:p text:style-name="P37"><text:span text:style-name="T38"><text:s/></text:span><text:span text:style-name="T39">pour challenger les algos on prends des<text:s/></text:span><text:span text:style-name="T40">algos compliqués: Nos traffics sont deterministes et periodiques et seul la topologie compte il nous faut des instances complexes pas forcement disponibles : donc on a essayé de généerer les plus dures a traiter pour l’algo</text:span></text:p>
      <text:p text:style-name="P41"/>
      <text:p text:style-name="P42">periode valeur d’entrée</text:p>
      <text:p text:style-name="P43">on peut<text:s/>faire varier la periode pour tenir compte de la synchronisation, on peut mesurer le temps entre premier et dernier, donc on peut determiner la periode qui fait en sorte que ca rentre dans les clou</text:p>
      <text:p text:style-name="P44"/>
      <text:p text:style-name="P45">Si on veut faire de la synchronisation il faut de tte façon stoker dans les noeuds intermédiaires</text:p>
      <text:p text:style-name="P46">Nous on<text:s/>stock<text:s/>au début et ça se rapproche des article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ppleSystemUIFontBold" svg:font-family="AppleSystemUIFontBold" style:font-family-generic="system"/>
    <style:font-face style:name="AppleSystemUIFont" svg:font-family="AppleSystemUIFon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ël Guiraud</meta:initial-creator>
    <dc:creator>mguiraud@cesi.fr</dc:creator>
    <meta:creation-date>2021-12-14T16:07:00Z</meta:creation-date>
    <dc:date>2021-12-14T16:07:00Z</dc:date>
    <meta:template xlink:href="Normal" xlink:type="simple"/>
    <meta:editing-cycles>2</meta:editing-cycles>
    <meta:editing-duration>PT0S</meta:editing-duration>
    <meta:document-statistic meta:page-count="2" meta:paragraph-count="6" meta:word-count="513" meta:character-count="3331" meta:row-count="23" meta:non-whitespace-character-count="2824"/>
  </office:meta>
</office:document-meta>
</file>